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6.1cm"/>
    </style:style>
    <style:style style:name="co4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su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C337-25</text:p>
          </table:table-cell>
          <table:table-cell office:value-type="float" office:value="1" calcext:value-type="float">
            <text:p>1</text:p>
          </table:table-cell>
          <table:table-cell table:formula="of:=41.8/100" office:value-type="float" office:value="0.418" calcext:value-type="float">
            <text:p>0,418</text:p>
          </table:table-cell>
          <table:table-cell table:formula="of:=[.E9]*[.D9]" office:value-type="float" office:value="0.418" calcext:value-type="float">
            <text:p>0,4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sistor 10K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formula="of:=[.E10]*[.D10]"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sistor 100R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formula="of:=[.E11]*[.D11]"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D 5mm</text:p>
          </table:table-cell>
          <table:table-cell office:value-type="float" office:value="1" calcext:value-type="float">
            <text:p>1</text:p>
          </table:table-cell>
          <table:table-cell table:formula="of:=35/100" office:value-type="float" office:value="0.35" calcext:value-type="float">
            <text:p>0,35</text:p>
          </table:table-cell>
          <table:table-cell table:formula="of:=[.E12]*[.D12]" office:value-type="float" office:value="0.35" calcext:value-type="float">
            <text:p>0,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9V battery</text:p>
          </table:table-cell>
          <table:table-cell office:value-type="float" office:value="1" calcext:value-type="float">
            <text:p>1</text:p>
          </table:table-cell>
          <table:table-cell table:formula="of:=108/30" office:value-type="float" office:value="3.6" calcext:value-type="float">
            <text:p>3,6</text:p>
          </table:table-cell>
          <table:table-cell table:formula="of:=[.E13]*[.D13]" office:value-type="float" office:value="3.6" calcext:value-type="float">
            <text:p>3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pper wir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4]*[.D1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per circui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5]*[.D1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dPrinted Part</text:p>
          </table:table-cell>
          <table:table-cell office:value-type="float" office:value="1.009" calcext:value-type="float">
            <text:p>1,009</text:p>
          </table:table-cell>
          <table:table-cell table:formula="of:=110/335" office:value-type="float" office:value="0.328358208955224" calcext:value-type="float">
            <text:p>0,328358208955224</text:p>
          </table:table-cell>
          <table:table-cell table:formula="of:=[.E16]*[.D16]*2" office:value-type="float" office:value="0.662626865671642" calcext:value-type="float">
            <text:p>0,662626865671642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5"/>
          <table:table-cell table:formula="of:=SUM([.F9:.F19])" office:value-type="float" office:value="7.23062686567164" calcext:value-type="float">
            <text:p>7,23062686567164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3dPart Calculation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1Kg PLA 1,75mm=335,3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ilament Cost</text:p>
          </table:table-cell>
          <table:table-cell table:formula="of:=110/335" office:value-type="float" office:value="0.328358208955224" calcext:value-type="float">
            <text:p>0,328358208955224</text:p>
          </table:table-cell>
          <table:table-cell office:value-type="string" calcext:value-type="string">
            <text:p>per met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2:07:44.805652838</meta:creation-date>
    <meta:generator>LibreOffice/6.4.7.2$Linux_X86_64 LibreOffice_project/40$Build-2</meta:generator>
    <dc:date>2021-09-10T17:56:23.265073706</dc:date>
    <meta:editing-duration>PT52M45S</meta:editing-duration>
    <meta:editing-cycles>1</meta:editing-cycles>
    <meta:document-statistic meta:table-count="1" meta:cell-count="42" meta:object-count="0"/>
  </office:meta>
</office:document-meta>
</file>